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54cm" fo:min-width="13.17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1.64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2.7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3.2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1.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3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1.7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1.7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2.246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1.9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cm" fo:min-width="3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cm" fo:min-width="3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3.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5.84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style:font-name="Liberation Sans1" fo:font-size="16pt" style:font-name-asian="Liberation Sans1" style:font-size-asian="18pt" style:font-name-complex="Liberation Sans1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style:font-name="Liberation Sans1" fo:font-size="12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772cm" svg:height="2.89cm" svg:x="4.226cm" svg:y="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772cm" svg:height="2.89cm" svg:x="4.226cm" svg:y="3.6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772cm" svg:height="2.89cm" svg:x="4.226cm" svg:y="7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cm" svg:height="1.926cm" svg:x="1.9cm" svg:y="1.089cm">
          <draw:text-box>
            <text:p><text:span text:style-name="T1">Main</text:span></text:p>
          </draw:text-box>
        </draw:frame>
        <draw:frame draw:style-name="gr3" draw:text-style-name="P2" draw:layer="layout" svg:width="3.448cm" svg:height="1.926cm" svg:x="0.8cm" svg:y="4.402cm">
          <draw:text-box>
            <text:p><text:span text:style-name="T1">cattwice</text:span></text:p>
          </draw:text-box>
        </draw:frame>
        <draw:frame draw:style-name="gr4" draw:text-style-name="P2" draw:layer="layout" svg:width="4cm" svg:height="1.927cm" svg:x="0.3cm" svg:y="7.863cm">
          <draw:text-box>
            <text:p><text:span text:style-name="T1">printtwice</text:span></text:p>
          </draw:text-box>
        </draw:frame>
        <draw:frame draw:style-name="gr5" draw:text-style-name="P2" draw:layer="layout" svg:width="2.279cm" svg:height="1.927cm" svg:x="4.621cm" svg:y="0.673cm">
          <draw:text-box>
            <text:p><text:span text:style-name="T1">line1</text:span></text:p>
          </draw:text-box>
        </draw:frame>
        <draw:frame draw:style-name="gr5" draw:text-style-name="P2" draw:layer="layout" svg:width="2.578cm" svg:height="1.927cm" svg:x="4.622cm" svg:y="1.699cm">
          <draw:text-box>
            <text:p><text:span text:style-name="T1">line2</text:span></text:p>
          </draw:text-box>
        </draw:frame>
        <draw:frame draw:style-name="gr6" draw:text-style-name="P3" draw:layer="layout" svg:width="5.9cm" svg:height="0.97cm" svg:x="10.5cm" svg:y="0.785cm">
          <draw:text-box>
            <text:p><text:span text:style-name="T2">"Facile est beau</text:span><text:span text:style-name="T3"> </text:span><text:span text:style-name="T2">"</text:span></text:p>
          </draw:text-box>
        </draw:frame>
        <draw:frame draw:style-name="gr7" draw:text-style-name="P2" draw:layer="layout" svg:width="2.478cm" svg:height="1.927cm" svg:x="4.622cm" svg:y="3.657cm">
          <draw:text-box>
            <text:p><text:span text:style-name="T1">part1</text:span></text:p>
          </draw:text-box>
        </draw:frame>
        <draw:frame draw:style-name="gr8" draw:text-style-name="P2" draw:layer="layout" svg:width="2.777cm" svg:height="1.926cm" svg:x="4.623cm" svg:y="4.497cm">
          <draw:text-box>
            <text:p><text:span text:style-name="T1">part2</text:span></text:p>
          </draw:text-box>
        </draw:frame>
        <draw:frame draw:style-name="gr9" draw:text-style-name="P2" draw:layer="layout" svg:width="2.876cm" svg:height="1.926cm" svg:x="4.624cm" svg:y="5.338cm">
          <draw:text-box>
            <text:p><text:span text:style-name="T1">concat</text:span></text:p>
          </draw:text-box>
        </draw:frame>
        <draw:line draw:style-name="gr10" draw:text-style-name="P4" draw:layer="layout" svg:x1="7.466cm" svg:y1="4.215cm" svg:x2="10.515cm" svg:y2="4.215cm">
          <text:p/>
        </draw:line>
        <draw:line draw:style-name="gr10" draw:text-style-name="P4" draw:layer="layout" svg:x1="7.466cm" svg:y1="5.053cm" svg:x2="10.515cm" svg:y2="5.053cm">
          <text:p/>
        </draw:line>
        <draw:line draw:style-name="gr10" draw:text-style-name="P4" draw:layer="layout" svg:x1="7.466cm" svg:y1="5.892cm" svg:x2="10.515cm" svg:y2="5.892cm">
          <text:p/>
        </draw:line>
        <draw:frame draw:style-name="gr11" draw:text-style-name="P2" draw:layer="layout" svg:width="2.676cm" svg:height="1.926cm" svg:x="4.624cm" svg:y="7.854cm">
          <draw:text-box>
            <text:p><text:span text:style-name="T1">eluard</text:span></text:p>
          </draw:text-box>
        </draw:frame>
        <draw:frame draw:style-name="gr12" draw:text-style-name="P3" draw:layer="layout" svg:width="6.281cm" svg:height="1.46cm" svg:x="10.519cm" svg:y="1.792cm">
          <draw:text-box>
            <text:p><text:span text:style-name="T2">"sous tes paupières</text:span><text:span text:style-name="T2">"</text:span></text:p>
          </draw:text-box>
        </draw:frame>
        <draw:frame draw:style-name="gr13" draw:text-style-name="P3" draw:layer="layout" svg:width="5.181cm" svg:height="1.46cm" svg:x="10.519cm" svg:y="3.75cm">
          <draw:text-box>
            <text:p><text:span text:style-name="T2">"Facile est beau</text:span><text:span text:style-name="T3"> </text:span><text:span text:style-name="T2">"</text:span></text:p>
          </draw:text-box>
        </draw:frame>
        <draw:frame draw:style-name="gr14" draw:text-style-name="P3" draw:layer="layout" svg:width="5.681cm" svg:height="1.459cm" svg:x="10.519cm" svg:y="4.589cm">
          <draw:text-box>
            <text:p><text:span text:style-name="T2">"sous tes paupières</text:span><text:span text:style-name="T2">"</text:span></text:p>
          </draw:text-box>
        </draw:frame>
        <draw:frame draw:style-name="gr15" draw:text-style-name="P6" draw:layer="layout" svg:width="7.781cm" svg:height="1.459cm" svg:x="10.519cm" svg:y="5.623cm">
          <draw:text-box>
            <text:p text:style-name="P5"><text:span text:style-name="T4">"Facile est beau sous tes paupières"</text:span></text:p>
          </draw:text-box>
        </draw:frame>
        <draw:frame draw:style-name="gr15" draw:text-style-name="P6" draw:layer="layout" svg:width="7.781cm" svg:height="1.459cm" svg:x="10.52cm" svg:y="8.048cm">
          <draw:text-box>
            <text:p text:style-name="P5"><text:span text:style-name="T4">"Facile est beau sous tes paupières"</text:span></text:p>
          </draw:text-box>
        </draw:frame>
        <draw:line draw:style-name="gr10" draw:text-style-name="P4" draw:layer="layout" svg:x1="7.466cm" svg:y1="8.393cm" svg:x2="10.515cm" svg:y2="8.393cm">
          <text:p/>
        </draw:line>
        <draw:line draw:style-name="gr10" draw:text-style-name="P4" draw:layer="layout" svg:x1="7.466cm" svg:y1="1.315cm" svg:x2="10.515cm" svg:y2="1.315cm">
          <text:p/>
        </draw:line>
        <draw:line draw:style-name="gr10" draw:text-style-name="P4" draw:layer="layout" svg:x1="7.466cm" svg:y1="2.315cm" svg:x2="10.515cm" svg:y2="2.3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2cm" fo:margin-left="0cm" fo:margin-right="0.2cm" fo:page-width="18.4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3:20:08.245846955</meta:creation-date>
    <dc:date>2020-11-10T11:01:45.597721690</dc:date>
    <meta:editing-duration>PT36M27S</meta:editing-duration>
    <meta:editing-cycles>9</meta:editing-cycles>
    <meta:generator>LibreOffice/6.4.6.2$Linux_X86_64 LibreOffice_project/40$Build-2</meta:generator>
    <meta:document-statistic meta:object-count="24"/>
  </office:meta>
</office:document-meta>
</file>